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d56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d56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d56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d56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d56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d56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d56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d56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d56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d56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d56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d56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d56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d56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d56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d56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d56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antiago Enrique Gonzalez Hurtad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9/4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485998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Nelson Enrique Gonzalez Peñ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09234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38.06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3" meta:non-whitespace-character-count="1005"/>
    <meta:template xlink:type="simple" xlink:actuate="onRequest" xlink:title="Normal" xlink:href=""/>
  </office:meta>
</office:document-meta>
</file>